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style:font-name="Bookman Old Style" officeooo:rsid="001e5c5b" officeooo:paragraph-rsid="001e5c5b"/>
    </style:style>
    <style:style style:name="P2" style:family="paragraph" style:parent-style-name="Text_20_body">
      <style:text-properties style:font-name="Bookman Old Style" officeooo:rsid="001e5c5b" officeooo:paragraph-rsid="001e5c5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c6f4e"/>
    </style:style>
    <style:style style:name="P5" style:family="paragraph" style:parent-style-name="Standard">
      <style:paragraph-properties fo:text-align="start" style:justify-single-word="false"/>
      <style:text-properties officeooo:paragraph-rsid="0020302a"/>
    </style:style>
    <style:style style:name="P6" style:family="paragraph" style:parent-style-name="Standard">
      <style:paragraph-properties fo:text-align="start" style:justify-single-word="false"/>
      <style:text-properties officeooo:paragraph-rsid="0021c197"/>
    </style:style>
    <style:style style:name="P7" style:family="paragraph" style:parent-style-name="Standard">
      <style:paragraph-properties fo:text-align="start" style:justify-single-word="false"/>
      <style:text-properties officeooo:rsid="001c6f4e" officeooo:paragraph-rsid="001c6f4e"/>
    </style:style>
    <style:style style:name="P8" style:family="paragraph" style:parent-style-name="Standard">
      <style:paragraph-properties fo:text-align="start" style:justify-single-word="false"/>
      <style:text-properties officeooo:rsid="001c9926" officeooo:paragraph-rsid="001c9926"/>
    </style:style>
    <style:style style:name="P9" style:family="paragraph" style:parent-style-name="Standard">
      <style:paragraph-properties fo:text-align="start" style:justify-single-word="false"/>
      <style:text-properties officeooo:rsid="001c9926" officeooo:paragraph-rsid="0020302a"/>
    </style:style>
    <style:style style:name="P10" style:family="paragraph" style:parent-style-name="Standard">
      <style:paragraph-properties fo:text-align="start" style:justify-single-word="false"/>
      <style:text-properties officeooo:rsid="001e5c5b" officeooo:paragraph-rsid="0020302a"/>
    </style:style>
    <style:style style:name="P11" style:family="paragraph" style:parent-style-name="Standard">
      <style:text-properties fo:color="#000000" loext:opacity="100%" style:font-name="Times New Roman" fo:font-size="11pt" officeooo:rsid="001e5c5b" officeooo:paragraph-rsid="001e5c5b" style:font-size-asian="11pt"/>
    </style:style>
    <style:style style:name="P12" style:family="paragraph" style:parent-style-name="Standard">
      <style:text-properties fo:color="#000000" loext:opacity="100%" style:font-name="Bookman Old Style" fo:font-size="11pt" officeooo:rsid="001e5c5b" officeooo:paragraph-rsid="001e5c5b" style:font-size-asian="11pt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T1" style:family="text">
      <style:text-properties fo:color="#000000" loext:opacity="100%" style:font-name="Calibri" fo:font-size="11pt" style:font-size-asian="11pt"/>
    </style:style>
    <style:style style:name="T2" style:family="text">
      <style:text-properties fo:color="#000000" loext:opacity="100%" style:font-name="TimesNewRomanPS-BoldMT" fo:font-size="12pt" fo:font-weight="bold" style:font-size-asian="12pt" style:font-weight-asian="bold"/>
    </style:style>
    <style:style style:name="T3" style:family="text">
      <style:text-properties fo:color="#000000" loext:opacity="100%" style:font-name="TimesNewRomanPS-BoldMT" fo:font-size="12pt" fo:font-weight="bold" officeooo:rsid="001c6f4e" style:font-size-asian="12pt" style:font-weight-asian="bold"/>
    </style:style>
    <style:style style:name="T4" style:family="text">
      <style:text-properties fo:color="#000000" loext:opacity="100%" style:font-name="TimesNewRomanPS-BoldMT" fo:font-size="12pt" fo:font-weight="bold" officeooo:rsid="001e5c5b" style:font-size-asian="12pt" style:font-weight-asian="bold"/>
    </style:style>
    <style:style style:name="T5" style:family="text">
      <style:text-properties fo:color="#000000" loext:opacity="100%" style:font-name="ArialMT" fo:font-size="12pt" style:font-size-asian="12pt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1c6f4e" style:font-size-asian="12pt"/>
    </style:style>
    <style:style style:name="T8" style:family="text">
      <style:text-properties fo:color="#000000" loext:opacity="100%" style:font-name="TimesNewRomanPSMT" fo:font-size="12pt" officeooo:rsid="001e5c5b" style:font-size-asian="12pt"/>
    </style:style>
    <style:style style:name="T9" style:family="text">
      <style:text-properties fo:color="#000000" loext:opacity="100%" style:font-name="TimesNewRomanPSMT" fo:font-size="12pt" officeooo:rsid="0020302a" style:font-size-asian="12pt"/>
    </style:style>
    <style:style style:name="T10" style:family="text">
      <style:text-properties fo:color="#000000" loext:opacity="100%" style:font-name="TimesNewRomanPSMT" fo:font-size="12pt" fo:font-weight="bold" style:font-size-asian="12pt" style:font-weight-asian="bold"/>
    </style:style>
    <style:style style:name="T11" style:family="text">
      <style:text-properties fo:color="#000000" loext:opacity="100%" fo:font-size="11pt" style:font-size-asian="11pt"/>
    </style:style>
    <style:style style:name="T12" style:family="text">
      <style:text-properties fo:color="#000000" loext:opacity="100%" fo:font-size="11pt" style:font-size-asian="11pt" loext:padding="0cm" loext:border="none"/>
    </style:style>
    <style:style style:name="T13" style:family="text">
      <style:text-properties fo:color="#1d1d1b" loext:opacity="100%" style:font-name="TimesNewRomanPSMT" fo:font-size="12pt" style:font-size-asian="12pt"/>
    </style:style>
    <style:style style:name="T14" style:family="text">
      <style:text-properties fo:color="#1d1d1b" loext:opacity="100%" style:font-name="TimesNewRomanPSMT" fo:font-size="12pt" officeooo:rsid="001c6f4e" style:font-size-asian="12pt"/>
    </style:style>
    <style:style style:name="T15" style:family="text">
      <style:text-properties fo:color="#1d1d1b" loext:opacity="100%" style:font-name="TimesNewRomanPSMT" fo:font-size="12pt" officeooo:rsid="001c9926" style:font-size-asian="12pt"/>
    </style:style>
    <style:style style:name="T16" style:family="text">
      <style:text-properties fo:color="#1d1d1b" loext:opacity="100%" style:font-name="TimesNewRomanPSMT" fo:font-size="12pt" officeooo:rsid="0020302a" style:font-size-asian="12pt"/>
    </style:style>
    <style:style style:name="T17" style:family="text">
      <style:text-properties fo:color="#1d1d1b" loext:opacity="100%" style:font-name="TimesNewRomanPSMT" fo:font-size="12pt" officeooo:rsid="0021c197" style:font-size-asian="12pt"/>
    </style:style>
    <style:style style:name="T18" style:family="text">
      <style:text-properties loext:padding="0cm" loext:border="none"/>
    </style:style>
    <style:style style:name="T19" style:family="text">
      <style:text-properties officeooo:rsid="0020302a" loext:padding="0cm" loext:border="none"/>
    </style:style>
    <style:style style:name="T20" style:family="text">
      <style:text-properties officeooo:rsid="0021c19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/></text:p>
      <text:p text:style-name="P3" loext:marker-style-name="T2"><text:span text:style-name="T2">STANDARDY POLITYKI OCHRONY MAŁOLETNICH</text:span><text:span text:style-name="T2"/></text:p>
      <text:p text:style-name="P4" loext:marker-style-name="T2"><text:span text:style-name="T2">W </text:span><text:span text:style-name="T3">NIEPUBLICZNYM PUNKCIE PRZEDSZKOLNYM HAPPY KIDS</text:span></text:p>
      <text:p text:style-name="P5" loext:marker-style-name="T2"><text:span text:style-name="T14">Niepubliczny Punkt Przedszkolny Happy Kids</text:span><text:span text:style-name="T13"> ustanowił i wprowadził w życie </text:span></text:p>
      <text:p text:style-name="P5" loext:marker-style-name="T2"><text:span text:style-name="T13">Politykę ochrony dzieci przed krzywdzeniem i zapewnienia im bezpieczeństwa.</text:span></text:p>
      <text:p text:style-name="P5" loext:marker-style-name="T13"><text:span text:style-name="T2">Standard I. </text:span></text:p>
      <text:p text:style-name="P5" loext:marker-style-name="T13"><text:span text:style-name="T2">Polityka ochrony dzieci przed krzywdzeniem.</text:span></text:p>
      <text:p text:style-name="P3" loext:marker-style-name="T13"><text:span text:style-name="T13">W dokumencie Polityki ochrony dzieci przed krzywdzeniem w</text:span><text:span text:style-name="T13"/></text:p>
      <text:p text:style-name="P3" loext:marker-style-name="T13"><text:span text:style-name="T14">Niepublicznym Punkcie Przedszkolnym Happy Kids </text:span><text:span text:style-name="T13">zapisane są:</text:span></text:p>
      <text:p text:style-name="P3" loext:marker-style-name="T13"><text:span text:style-name="T5">● </text:span><text:span text:style-name="T13">procedury zgłaszania podejrzeń oraz podejmowania interwencji, które określają krok</text:span></text:p>
      <text:p text:style-name="P3" loext:marker-style-name="T13"><text:span text:style-name="T13">po kroku, jakie działanie należy podjąć w sytuacji krzywdzenia dziecka lub zagrożenia</text:span><text:span text:style-name="T13"/></text:p>
      <text:p text:style-name="P3" loext:marker-style-name="T13"><text:span text:style-name="T13">jego bezpieczeństwa ze strony osób obcych, członków rodziny oraz personelu</text:span><text:span text:style-name="T13"/></text:p>
      <text:p text:style-name="P3" loext:marker-style-name="T13"><text:span text:style-name="T13">placówki,</text:span><text:span text:style-name="T13"/></text:p>
      <text:p text:style-name="P3" loext:marker-style-name="T13"><text:span text:style-name="T5">● </text:span><text:span text:style-name="T13">zasady bezpiecznych relacji na linii personel placówki - dziecko, określające jakie</text:span></text:p>
      <text:p text:style-name="P3" loext:marker-style-name="T13"><text:span text:style-name="T13">zachowania są niedozwolone w kontakcie z dzieckiem,</text:span><text:span text:style-name="T13"/></text:p>
      <text:p text:style-name="P3" loext:marker-style-name="T13"><text:span text:style-name="T5">● </text:span><text:span text:style-name="T13">zasady ochrony danych osobowych dziecka, które określają sposób przechowywania i</text:span></text:p>
      <text:p text:style-name="P3" loext:marker-style-name="T13"><text:span text:style-name="T13">udostępniania informacji o dziecku oraz zasady ochrony wizerunku dziecka, które</text:span><text:span text:style-name="T13"/></text:p>
      <text:p text:style-name="P3" loext:marker-style-name="T13"><text:span text:style-name="T13">określają sposób jego utrwalania i udostępniania,</text:span><text:span text:style-name="T13"/></text:p>
      <text:p text:style-name="P3" loext:marker-style-name="T13"><text:span text:style-name="T5">● </text:span><text:span text:style-name="T13">zasady dostępu dzieci do internetu oraz ochrony dzieci przed szkodliwymi treściami.</text:span></text:p>
      <text:p text:style-name="P3" loext:marker-style-name="T13"><text:span text:style-name="T13">Cały personel przedszkola zna treść dokumentu Polityki ochrony dzieci przed krzywdzeniem.</text:span><text:span text:style-name="T13"/></text:p>
      <text:p text:style-name="P3" loext:marker-style-name="T13"><text:span text:style-name="T13">Zapisy zawarte w dokumencie Polityki ochrony dzieci przed krzywdzeniem obowiązują</text:span><text:span text:style-name="T13"/></text:p>
      <text:p text:style-name="P6" loext:marker-style-name="T13"><text:span text:style-name="T13">wszystkich członków personelu przedszkola. </text:span></text:p>
      <text:p text:style-name="P6" loext:marker-style-name="T13"><text:span text:style-name="T17">O</text:span><text:span text:style-name="T13">sob</text:span><text:span text:style-name="T14">ą</text:span><text:span text:style-name="T13"> odpowiedzialną za monitoring realizacji Polityki ochrony dzieci </text:span><text:span text:style-name="T17">jest dyrektor placówki</text:span><text:span text:style-name="T14"> Małgorzata Szygulska, której</text:span><text:span text:style-name="T13"> rola oraz zadania są jasno określone.</text:span></text:p>
      <text:p text:style-name="P3" loext:marker-style-name="T13"><text:span text:style-name="T13"/></text:p>
      <text:p text:style-name="P5" loext:marker-style-name="T2"><text:span text:style-name="T2">Standard II.</text:span></text:p>
      <text:p text:style-name="P5" loext:marker-style-name="T2"><text:span text:style-name="T2"><text:s/>Personel- monitorowanie edukacja i zaangażowanie pracowników w celu</text:span><text:span text:style-name="T2"/></text:p>
      <text:p text:style-name="P3" loext:marker-style-name="T2"><text:span text:style-name="T2">zapobiegania krzywdzenia dzieci.</text:span><text:span text:style-name="T2"/></text:p>
      <text:p text:style-name="P3" loext:marker-style-name="T13"><text:span text:style-name="T13">Przedszkole monitoruje swoich pracowników w celu zapobiegania krzywdzeniu dzieci.</text:span><text:span text:style-name="T13"/></text:p>
      <text:p text:style-name="P5" loext:marker-style-name="T13"><text:span text:style-name="T13">Rekrutacja pracowników w </text:span><text:span text:style-name="T14">Niepublicznym Pu</text:span><text:span text:style-name="T16">n</text:span><text:span text:style-name="T14">kcie Przedszkolnym</text:span><text:span text:style-name="T13"> odbywa się według zasad, które obejmują ocenę merytorycznego przygotowania kandydatów do pracy z dziećmi </text:span></text:p>
      <text:p text:style-name="P5" loext:marker-style-name="T13"><text:span text:style-name="T13">oraz sprawdzenie ich referencji.</text:span></text:p>
      <text:p text:style-name="P3" loext:marker-style-name="T13"><text:span text:style-name="T13">P</text:span><text:span text:style-name="T14">lacówka</text:span><text:span text:style-name="T13"> uzyskała informacje z Krajowego Rejestru Karnego o pracownikach</text:span></text:p>
      <text:p text:style-name="P3" loext:marker-style-name="T13"><text:span text:style-name="T13">zatrudnionych w </text:span><text:span text:style-name="T14">Niepublicznym Punkcie Przedszkolnym Happy Kids.</text:span></text:p>
      <text:p text:style-name="P3" loext:marker-style-name="T13"><text:span text:style-name="T13">Przedszkole uzyskało oświadczenia pracowników pedagogicznych i niepedagogicznych</text:span><text:span text:style-name="T13"/></text:p>
      <text:p text:style-name="P5" loext:marker-style-name="T13"><text:span text:style-name="T13">dotyczące niekaralności lub toczących się wobec nich postępowań karnych lub dyscyplinarnych </text:span></text:p>
      <text:p text:style-name="P5" loext:marker-style-name="T13"><text:span text:style-name="T13">za przestępstwa przeciwko wolności seksualnej i obyczajności oraz</text:span></text:p>
      <text:p text:style-name="P3" loext:marker-style-name="T13"><text:span text:style-name="T13">przestępstwa z użyciem przemocy na szkodę małoletniego - w przypadkach, gdy prawo nie</text:span><text:span text:style-name="T13"/></text:p>
      <text:p text:style-name="P3" loext:marker-style-name="T13"><text:span text:style-name="T13">zezwala na uzyskanie informacji z Krajowego Rejestru Karnego.</text:span><text:span text:style-name="T13"/></text:p>
      <text:p text:style-name="P3" loext:marker-style-name="T13"><text:span text:style-name="T13">Przedszkole zapewnia swoim pracownikom edukację w zakresie ochrony dzieci przed</text:span><text:span text:style-name="T13"/></text:p>
      <text:p text:style-name="P3" loext:marker-style-name="T13"><text:span text:style-name="T13">krzywdzeniem i pomocy dzieciom w sytuacjach zagrożenia.</text:span><text:span text:style-name="T13"/></text:p>
      <text:p text:style-name="P3" loext:marker-style-name="T13"><text:span text:style-name="T13">Rozpoczynając pracę w </text:span><text:span text:style-name="T14">Niepublicznym Punkcie Przedszkolnym Happy Kids </text:span><text:span text:style-name="T13">wszyscy członkowie personelu oraz praktykanci, </text:span><text:span text:style-name="T14">wolontariusze, czy osoby prowadzące warsztaty i zajęcia dodatkowe z firm </text:span><text:span text:style-name="T16">współpracujących,</text:span><text:span text:style-name="T13"> na bieżąco przechodzą szkolenie w zakresie ochrony dzieci obejmujące</text:span></text:p>
      <text:p text:style-name="P3" loext:marker-style-name="T13"><text:span text:style-name="T13">zapoznanie z obowiązującą w placówce Polityką ochrony dzieci. Wszyscy członkowie</text:span><text:span text:style-name="T13"/></text:p>
      <text:p text:style-name="P3" loext:marker-style-name="T13"><text:span text:style-name="T13">personelu placówki zostali przeszkoleni w zakresie rozpoznawania czynników oraz</text:span><text:span text:style-name="T13"/></text:p>
      <text:p text:style-name="P3" loext:marker-style-name="T13"><text:span text:style-name="T13">identyfikacji symptomów krzywdzenia dzieci.</text:span></text:p>
      <text:p text:style-name="P3" loext:marker-style-name="T13"><text:span text:style-name="T13">Wszyscy członkowie personelu placówki zostali przeszkoleni w zakresie odpowiedzialności</text:span><text:span text:style-name="T13"/></text:p>
      <text:p text:style-name="P3" loext:marker-style-name="T13"><text:span text:style-name="T13">prawnej pracowników placówki, zobowiązanych do podejmowania interwencji.</text:span><text:span text:style-name="T13"/></text:p>
      <text:p text:style-name="P3" loext:marker-style-name="T13"><text:span text:style-name="T13">Wszyscy członkowie personelu placówki zostali przeszkoleni w zakresie procedury</text:span><text:span text:style-name="T13"/></text:p>
      <text:p text:style-name="P3" loext:marker-style-name="T13"><text:span text:style-name="T13">„Niebieskie Karty”.</text:span><text:span text:style-name="T13"/></text:p>
      <text:p text:style-name="P3" loext:marker-style-name="T13"><text:span text:style-name="T13">Pracownicy przedszkola mają łatwy dostęp do danych kontaktowych lokalnych placówek:</text:span><text:span text:style-name="T13"/></text:p>
      <text:p text:style-name="P3" loext:marker-style-name="T13"><text:soft-page-break/><text:span text:style-name="T13">(Poradnia, CPR, MOPS, Stowarzyszenia- regionalne)</text:span><text:span text:style-name="T13"/></text:p>
      <text:p text:style-name="P4" loext:marker-style-name="T13"><text:span text:style-name="T14">Poradnia Psychologiczno – Pedagogiczna Nr 4Jemiołowa 59 Wroclaw tel. 71 798 68 30 wew. 206</text:span></text:p>
      <text:p text:style-name="P4" loext:marker-style-name="T13"><text:span text:style-name="T14"><text:s/>Powiatowe Centrum Pomocy Rodzinie 71 72 21 860</text:span></text:p>
      <text:p text:style-name="P4" loext:marker-style-name="T13"><text:span text:style-name="T14">Miejski Ośrodek Pomocy Społecznej 71 78 22 322</text:span></text:p>
      <text:p text:style-name="P4" loext:marker-style-name="T13"><text:span text:style-name="T14">Komisariat Policji Wrocław – Fabryczna 47 87 143 80 ,</text:span></text:p>
      <text:p text:style-name="P4" loext:marker-style-name="T13"><text:span text:style-name="T13">które zajmują się ochroną dzieci oraz zapewniają pomoc w nagłych wypadkach (policja, sąd rodzinny, centrum interwencji kryzysowej, ośrodek pomocy społecznej, placówki ochrony zdrowia).</text:span></text:p>
      <text:p text:style-name="P3" loext:marker-style-name="T13"><text:span text:style-name="T14">Dyr</text:span><text:span text:style-name="T17">ektor i właściciel placówki </text:span><text:span text:style-name="T14">Małgorzata Szygulska ukończyła szkolenie </text:span><text:span text:style-name="T13">z edukacji dzieci w obszarze ochrony przed przemocą i wykorzystywaniem oraz bezpieczeństwa w sieci i dysponuje scenariuszami zajęć oraz materiałami edukacyjnymi dla dzieci, które systematycznie </text:span><text:span text:style-name="T14">wykorzystywane są w ramach prowadzonych warsztatów z dziećmi, czy wewnętrznych szkoleń z pracownikami placówki.</text:span></text:p>
      <text:p text:style-name="P5" loext:marker-style-name="T13"><text:span text:style-name="T13">Przedszkole oferuje rodzicom/opiekunom </text:span><text:span text:style-name="T16">prawnym</text:span><text:span text:style-name="T13"> edukację w zakresie wychowania dzieci </text:span></text:p>
      <text:p text:style-name="P5" loext:marker-style-name="T13"><text:span text:style-name="T13">bez przemocy oraz ochrony ich przed przemocą i wykorzystywaniem.</text:span></text:p>
      <text:p text:style-name="P3" loext:marker-style-name="T13"><text:span text:style-name="T13">W przedszkolu znajduje się tablica dla rodziców/opiekunów </text:span><text:span text:style-name="T16">prawnych</text:span><text:span text:style-name="T13"> dzieci, na której</text:span></text:p>
      <text:p text:style-name="P3" loext:marker-style-name="T13"><text:span text:style-name="T13">zamieszczane są przydatne informacje na temat:</text:span><text:span text:style-name="T13"/></text:p>
      <text:p text:style-name="P3" loext:marker-style-name="T13"><text:span text:style-name="T5">● </text:span><text:span text:style-name="T13">wychowania dzieci bez przemocy,</text:span></text:p>
      <text:p text:style-name="P3" loext:marker-style-name="T13"><text:span text:style-name="T5">● </text:span><text:span text:style-name="T13">rekomendowanych metod wychowawczych,</text:span></text:p>
      <text:p text:style-name="P3" loext:marker-style-name="T13"><text:span text:style-name="T5">● </text:span><text:span text:style-name="T13">budowaniu relacji z dzieckiem,</text:span></text:p>
      <text:p text:style-name="P3" loext:marker-style-name="T13"><text:span text:style-name="T5">● </text:span><text:span text:style-name="T13">ochrony dzieci przed przemocą i wykorzystywaniem,</text:span></text:p>
      <text:p text:style-name="P3" loext:marker-style-name="T13"><text:span text:style-name="T5">● </text:span><text:span text:style-name="T13">zagrożeń bezpieczeństwa dziecka w internecie,</text:span></text:p>
      <text:p text:style-name="P3" loext:marker-style-name="T13"><text:span text:style-name="T5">● </text:span><text:span text:style-name="T13">danych kontaktowych placówek zapewniających pomoc i opiekę w trudnych</text:span></text:p>
      <text:p text:style-name="P3" loext:marker-style-name="T13"><text:span text:style-name="T13">sytuacjach życiowych.</text:span><text:span text:style-name="T13"/></text:p>
      <text:p text:style-name="P3" loext:marker-style-name="T13"><text:span text:style-name="T13">Wszyscy rodzice i opiekunowie prawni zostali zapoznani z obowiązującą w placówce</text:span><text:span text:style-name="T13"/></text:p>
      <text:p text:style-name="P3" loext:marker-style-name="T13"><text:span text:style-name="T13">POLITYKĄ OCHRONY DZIECI PRZED KRZYWDZENIEM </text:span><text:span text:style-name="T14">poprzez udostępnienie materiałów mailowo i dodatkowo </text:span><text:span text:style-name="T13">na stronie internetowej przedszkola. </text:span><text:span text:style-name="T14">W razie potrzeby istnieje możliwość indywidualnych spotkań w placówce. </text:span></text:p>
      <text:p text:style-name="P5" loext:marker-style-name="T2"><text:span text:style-name="T3">Stand</text:span><text:span text:style-name="T2">ard III. </text:span></text:p>
      <text:p text:style-name="P5" loext:marker-style-name="T2"><text:span text:style-name="T2">Procedury- funkcjonowanie procedur zgłaszania podejrzenia oraz</text:span></text:p>
      <text:p text:style-name="P3" loext:marker-style-name="T2"><text:span text:style-name="T2">podejmowania interwencji w sytuacji zagrożenia bezpieczeństwa dziecka.</text:span><text:span text:style-name="T2"/></text:p>
      <text:p text:style-name="P3" loext:marker-style-name="T13"><text:span text:style-name="T15">1.</text:span><text:span text:style-name="T13">Przedszkole oferuje dzieciom cały rok szkolny edukację w zakresie praw dziecka oraz</text:span></text:p>
      <text:p text:style-name="P5" loext:marker-style-name="T13"><text:span text:style-name="T13">ochrony przed zagrożeniami przemocą i wykorzystywaniem w oparciu o materiały </text:span></text:p>
      <text:p text:style-name="P5" loext:marker-style-name="T13"><text:span text:style-name="T13">m.in. fundacji PO DRUGIE, fundacji DAJEMY DZIECIOM SIŁĘ, Straży Miejskiej i Policji,</text:span></text:p>
      <text:p text:style-name="P5" loext:marker-style-name="T13"><text:span text:style-name="T13">Straży Pożarnej w</text:span><text:span text:style-name="T14">e Wrocławiu, </text:span></text:p>
      <text:p text:style-name="P5" loext:marker-style-name="T13"><text:span text:style-name="T13"><text:s/>Publicznej Biblioteki </text:span><text:span text:style-name="T14">Miejskiej Filia nr 22 ul. Chociebuska 8-10 71 354 72 67</text:span></text:p>
      <text:p text:style-name="P3" loext:marker-style-name="T13"><text:span text:style-name="T13"/></text:p>
      <text:p text:style-name="P3" loext:marker-style-name="T13"><text:span text:style-name="T13">W </text:span><text:span text:style-name="T14">placówce </text:span><text:span text:style-name="T13">odbyły się zajęcia na temat praw dziecka oraz zajęcia na temat ochrony</text:span></text:p>
      <text:p text:style-name="P3" loext:marker-style-name="T13"><text:span text:style-name="T13">przed przemocą oraz wykorzystywaniem.</text:span><text:span text:style-name="T13"/></text:p>
      <text:p text:style-name="P5" loext:marker-style-name="T13"><text:span text:style-name="T14">D</text:span><text:span text:style-name="T13">zieci zostały poinformowane do kogo mają się zgłosić po pomoc i radę </text:span></text:p>
      <text:p text:style-name="P5" loext:marker-style-name="T13"><text:span text:style-name="T13">w przypadku krzywdzenia lub wykorzystywania.</text:span></text:p>
      <text:p text:style-name="P7" loext:marker-style-name="T13"><text:span text:style-name="T13">Warsztaty poprowadziła dy</text:span><text:span text:style-name="T17">r. </text:span><text:span text:style-name="T13">Małgorzata Szygulska </text:span></text:p>
      <text:p text:style-name="P5" loext:marker-style-name="T13"><text:span text:style-name="T14">w oparciu o </text:span><text:span text:style-name="T13"><text:s/>materiały edukacyjne w zakresie praw dziecka oraz ochrony przed zagrożeniami przemocą i wykorzystywaniem seksualnym</text:span><text:span text:style-name="T1"> </text:span><text:span text:style-name="T14">o</text:span><text:span text:style-name="T13">raz zasad bezpieczeństwa w internecie (broszury, ulotki, książki). </text:span></text:p>
      <text:p text:style-name="P5" loext:marker-style-name="T13"><text:span text:style-name="T14">Warsztaty będą się odbywały cyklicznie raz w roku bądź częściej, stosownie do potrzeb. </text:span></text:p>
      <text:p text:style-name="P4" loext:marker-style-name="T13"><text:span text:style-name="T13">Strefa wsparcia dziecka </text:span><text:span text:style-name="T14">w Niepublicznym Punkcie Przedszkolnym Happy Kids jest</text:span><text:span text:style-name="T13"> systematycznie udoskonalana.</text:span></text:p>
      <text:p text:style-name="P3" loext:marker-style-name="T13"><text:span text:style-name="T17">G</text:span><text:span text:style-name="T13">rupa przedszkol</text:span><text:span text:style-name="T17">n</text:span><text:span text:style-name="T13">a objęta jest metodami pracy z elementami arteterapii, sensoplastyki,</text:span></text:p>
      <text:p text:style-name="P3" loext:marker-style-name="T13"><text:span text:style-name="T13">terapii dźwiękiem, biblioterapii, muzykoterapii w celu podnoszenia wiedzy i</text:span></text:p>
      <text:p text:style-name="P3" loext:marker-style-name="T13"><text:span text:style-name="T13">umiejętności dzieci na temat Standardów Ochrony.</text:span></text:p>
      <text:p text:style-name="P3" loext:marker-style-name="T13"><text:span text:style-name="T13"/></text:p>
      <text:p text:style-name="P8" loext:marker-style-name="T13"><text:soft-page-break/><text:span text:style-name="T13">2. Procedury postępowania w przypadku krzywdzenia dziecka.</text:span></text:p>
      <text:p text:style-name="P9" loext:marker-style-name="T13"><text:span text:style-name="T13">W przypadku zauważenia, że dziecko jest krzywdzone, pracownik ma obowiązek sporządzenia notatki służbowej i przekazania informacji dyrektorowi.</text:span></text:p>
      <text:p text:style-name="P9" loext:marker-style-name="T13"><text:span text:style-name="T13"><text:s/>Sprawę należy wyjaśnić przy udziale dyrektora, wychowawcy jak i również psychologa i podjąć następujące działania:</text:span></text:p>
      <text:p text:style-name="P8" loext:marker-style-name="T13"><text:span text:style-name="T13">- przeprowadzić rozmowę z pokrzywdzonym dzieckiem</text:span></text:p>
      <text:p text:style-name="P8" loext:marker-style-name="T13"><text:span text:style-name="T13">- przeprowadzić rozmowę z innymi osobami, które mogą pomóc w ocenie sytuacji</text:span></text:p>
      <text:p text:style-name="P8" loext:marker-style-name="T13"><text:span text:style-name="T13">- zorganizować spotkanie z rodzicami/ opiekunami pokrzywdzonego dziecka</text:span></text:p>
      <text:p text:style-name="P8" loext:marker-style-name="T13"><text:span text:style-name="T13">- w oparciu o rozmowy z dzieckiem, nauczycielami i rodzicami/ opiekunami stworzyć plan pomocy dziecku( działania jakie przedszkole podejmuje w celu zapewnienia dziecku poczucia bezpieczeństwa, wsparcia oferowanego przez przedszkole, skierowanie dziecka do specjalistycznej placówki pomocy dziecku, jeśli zachodzi taka potrzeba)</text:span></text:p>
      <text:p text:style-name="P8" loext:marker-style-name="T13"><text:span text:style-name="T13">Wychowawca informuje dyrektora oraz rodziców/ opiekunów prawnych o stwierdzeniu naruszenia Standardów Ochrony Małoletnich.</text:span></text:p>
      <text:p text:style-name="P8" loext:marker-style-name="T13"><text:span text:style-name="T13">Dyrektor powołuje Zespół Interwencyjny, w skład którego wchodzą: psycholog, wychowawca, dyrektor, osoba odpowiedzialna za Standardy Ochrony Małoletnich. Zespół działa we wszystkich przypadkach wymagających interwencji ( w przypadkach krzywdzenia dziecka w domu rodzinnym, lub w przypadku zgłoszenia przez opiekunów podejrzenia krzywdzenia dziecka przez personel placówki. Zespół Interwencyjny opracowuje plan pomocy dziecku. </text:span></text:p>
      <text:p text:style-name="P8" loext:marker-style-name="T13"><text:span text:style-name="T13">W przypadku zgłoszenia krzywdzenia dziecka przez pracownika przedszkola, Zespół Interwencyjny organizuje spotkanie z rodzicami w celu omówienia zdarzenia, następnie sporządza notatkę ze spotkania. </text:span></text:p>
      <text:p text:style-name="P8" loext:marker-style-name="T13"><text:span text:style-name="T13">Dyrektor przeprowadza rozmowę z pracownikiem w celu wyjaśnienia zdarzenia i obowiązku zawiadomienia policji. </text:span></text:p>
      <text:p text:style-name="P8" loext:marker-style-name="T13"><text:span text:style-name="T13">W przypadku podejrzenia krzywdzenia dziecka w domu rodzinnym, informuje się rodziców/ opiekunów prawnych dziecka o obowiązku placówki, polegającym na zgłoszeniu podejrzenia naruszenia Standardów Ochrony Małoletnich do odpowiednich instytucji. </text:span></text:p>
      <text:p text:style-name="P8" loext:marker-style-name="T13"><text:span text:style-name="T13">Następnie dyrektor/ wychowawca składa zawiadomienie o podejrzeniu popełnienia przestępstwa do prokuratury, policji, lub wniosek o wgląd w sytuację rodziny. </text:span></text:p>
      <text:p text:style-name="P8" loext:marker-style-name="T13"><text:span text:style-name="T13">Składający zawiadomienie ma obowiązek zrobić kopie sporządzanej dokumentacji.</text:span></text:p>
      <text:p text:style-name="P8" loext:marker-style-name="T13"><text:span text:style-name="T13">Z przebiegu interwencji sporządza się kartę interwencji, którą dołącza się do dokumentacji pobytu dziecka w placówce. </text:span></text:p>
      <text:p text:style-name="P8" loext:marker-style-name="T13"><text:span text:style-name="T13">Wszyscy pracownicy przedszkola i inne osoby, które w związku z wykorzystywaniem obowiązków służbowych pozyskały informacje o krzywdzeniu dziecka, są zobowiązane do zachowania tajemnicy, wyłączając informacje przekazywane uprawnionym instytucjom w ramach działań interwencyjnych.</text:span></text:p>
      <text:p text:style-name="P5" loext:marker-style-name="T2"><text:span text:style-name="T2">Standard IV. </text:span></text:p>
      <text:p text:style-name="P5" loext:marker-style-name="T2"><text:span text:style-name="T2">Monitorowanie i weryfikacja zgodności prowadzonych działań ze</text:span><text:span text:style-name="T2"/></text:p>
      <text:p text:style-name="P3" loext:marker-style-name="T2"><text:span text:style-name="T2">standardami ochrony.</text:span><text:span text:style-name="T2"/></text:p>
      <text:p text:style-name="P5" loext:marker-style-name="T13"><text:span text:style-name="T14">Niepubliczny Punkt Przedszkolny Happy Kids</text:span><text:span text:style-name="T13"> monitoruje i okresowo weryfikuje zgodność prowadzonych działań z przyjętymi zasadami ochrony dzieci. </text:span></text:p>
      <text:p text:style-name="P5" loext:marker-style-name="T13"><text:span text:style-name="T13">Przyjęte zasady i realizowanie praktyki ochrony dzieci są weryfikowane - przynajmniej raz na rok przez wyznaczoną osobę </text:span><text:span text:style-name="T14">dy</text:span><text:span text:style-name="T17">r. </text:span><text:span text:style-name="T14"><text:s/>Małgorzatę Szygulską</text:span><text:span text:style-name="T13">.</text:span></text:p>
      <text:p text:style-name="P3" loext:marker-style-name="T13"><text:span text:style-name="T13">W ramach monitoringu zasad i praktyk ochrony dzieci </text:span><text:span text:style-name="T14">Niepubliczny Punk Przedszkolny Happy Kids </text:span><text:span text:style-name="T13">konsultuje się z rodzicami/opiekunami dzieci w celu ewaluacji podejmowanych działań.</text:span></text:p>
      <text:p text:style-name="P10" loext:marker-style-name="T13"><text:span text:style-name="T13">Metody wychowawcze stosowane w Niepublicznym Punkcie Przedszkolnym Happy Kids są zgodne z zasadami bezpieczeństwa i higieny pracy umysłowej, na poziomie możliwości psychofizycznych dzieci oraz zgodne z tempem ich rozwoju. </text:span></text:p>
      <text:p text:style-name="P10" loext:marker-style-name="T13"><text:span text:style-name="T13">W przedszkolu stosowana jest metoda oparta na wzajemnym szacunku oraz wspieraniu dziecka </text:span></text:p>
      <text:p text:style-name="P10" loext:marker-style-name="T13"><text:span text:style-name="T13">w zrozumieniu jego potrzeb i motywów działania, a także rozwijaniu umiejętności radzenia sobie </text:span></text:p>
      <text:p text:style-name="P10" loext:marker-style-name="T13"><text:span text:style-name="T13">z trudnymi sytuacjami. </text:span></text:p>
      <text:p text:style-name="P10" loext:marker-style-name="T13"><text:soft-page-break/><text:span text:style-name="T13">Stosowany jest kodeks grupowy, wzmacniający pozytywne zachowania i eliminujący negatywne. Jest on współtworzony ze wszystkimi dziećmi i ma na celu regulowanie funkcjonowania grupy. </text:span></text:p>
      <text:p text:style-name="P10" loext:marker-style-name="T13"><text:span text:style-name="T13">W sytuacji niewłaściwego zachowania nie są stosowane kary, a konsekwencje nieodpowiedniego zachowania z uwzględnieniem praw dziecka i poszanowania jego godności. </text:span></text:p>
      <text:p text:style-name="P10" loext:marker-style-name="T13"><text:span text:style-name="T13">Konsekwencją negatywną może być zmiana aktywności, indywidualne zwrócenie uwagi, rozmowa. Natomiast nagrodę może stanowić pochwała indywidualna, pochwała na tle grupy, nadanie przywileju, pochwała do rodzica. <text:s/></text:span></text:p>
      <text:p text:style-name="P3" loext:marker-style-name="T6"><text:span text:style-name="T6"/></text:p>
      <text:p text:style-name="P3" loext:marker-style-name="T2"><text:span text:style-name="T2">Zasady bezpiecznych relacji </text:span><text:span text:style-name="T4">z dziećmi:</text:span></text:p>
      <text:p text:style-name="P3" loext:marker-style-name="T6"><text:span text:style-name="T6">-W komunikacji z małoletnimi należy zachować cierpliwość i szacunek,</text:span><text:span text:style-name="T6"/></text:p>
      <text:p text:style-name="P3" loext:marker-style-name="T6"><text:span text:style-name="T6">- Należy uważnie słuchać dzieci i udzielać im odpowiedzi adekwatnych do ich wieku i danej</text:span><text:span text:style-name="T6"/></text:p>
      <text:p text:style-name="P3" loext:marker-style-name="T6"><text:span text:style-name="T6">sytuacji. Komunikując się z dzieckiem starać się, by twarz była na poziomie twarzy dziecka.</text:span></text:p>
      <text:p text:style-name="P3" loext:marker-style-name="T6"><text:span text:style-name="T6">- Należy zapewniać dzieci, że jeśli czują się niekomfortowo z jakąś sytuacją, zachowaniem</text:span></text:p>
      <text:p text:style-name="P3" loext:marker-style-name="T6"><text:span text:style-name="T6">czy słowami, mogą o tym powiedzieć i mogą oczekiwać odpowiedniej reakcji lub pomocy.</text:span><text:span text:style-name="T6"/></text:p>
      <text:p text:style-name="P3" loext:marker-style-name="T6"><text:span text:style-name="T6">- Należy doceniać i szanować wkład dzieci w podejmowane działania, aktywnie je angażować</text:span><text:span text:style-name="T6"/></text:p>
      <text:p text:style-name="P3" loext:marker-style-name="T6"><text:span text:style-name="T6">i traktować równo bez względu na ich płeć, orientację seksualną, niepełnosprawność, status</text:span><text:span text:style-name="T6"/></text:p>
      <text:p text:style-name="P3" loext:marker-style-name="T6"><text:span text:style-name="T6">społeczny, etniczny, kulturowy, religijny i światopogląd.</text:span><text:span text:style-name="T6"/></text:p>
      <text:p text:style-name="P3" loext:marker-style-name="T6"><text:span text:style-name="T6">- Podejmując decyzje dotyczące dziecka, </text:span><text:span text:style-name="T7">należy </text:span><text:span text:style-name="T6">inform</text:span><text:span text:style-name="T7">ować</text:span><text:span text:style-name="T6"> o tym małoletniego i stara</text:span><text:span text:style-name="T7">ć </text:span><text:span text:style-name="T6">się brać</text:span></text:p>
      <text:p text:style-name="P3" loext:marker-style-name="T6"><text:span text:style-name="T6">pod uwagę jego oczekiwania jeżeli to możliwe.</text:span><text:span text:style-name="T6"/></text:p>
      <text:p text:style-name="P3" loext:marker-style-name="T6"><text:span text:style-name="T6">- Należy szanować prawo dziecka do prywatności. Jeśli konieczne jest odstąpienie od zasady</text:span><text:span text:style-name="T6"/></text:p>
      <text:p text:style-name="P3" loext:marker-style-name="T6"><text:span text:style-name="T6">poufności, aby chronić dziecko, </text:span><text:span text:style-name="T7">należy </text:span><text:span text:style-name="T6">wyjaśni</text:span><text:span text:style-name="T7">ć</text:span><text:span text:style-name="T6"> to małoletniemu najszybciej jak to możliwe.</text:span></text:p>
      <text:p text:style-name="P3" loext:marker-style-name="T6"><text:span text:style-name="T6">- Należy unikać zbędnego ryzyka. Pracując z dziećmi należy upewnić się, że sprzęt i</text:span><text:span text:style-name="T6"/></text:p>
      <text:p text:style-name="P3" loext:marker-style-name="T6"><text:span text:style-name="T6">wyposażenie są używane w sposób zgodny z przeznaczeniem, a otoczenie pracy jest</text:span><text:span text:style-name="T6"/></text:p>
      <text:p text:style-name="P3" loext:marker-style-name="T6"><text:span text:style-name="T6">bezpieczne.</text:span></text:p>
      <text:p text:style-name="P3" loext:marker-style-name="T6"><text:span text:style-name="T6">- </text:span><text:span text:style-name="T8">Należy pamiętać, że pierwszymi i głównymi wychowawcami dzieci są rodzice/ opiekunowie prawni. Należy szanować ich prawa i wspomagać w procesie wychowania.</text:span></text:p>
      <text:p text:style-name="P3" loext:marker-style-name="T6"><text:span text:style-name="T8">- Należy traktować każde dziecko indywidualnie, starając się rozumieć jego potrzeby i wspomagać jego możliwości.</text:span></text:p>
      <text:p text:style-name="P3" loext:marker-style-name="T6"><text:span text:style-name="T8">- Należy pamiętać o tym, że stosunek do dziecka ma cechować się życzliwością, wyrozumiałością i cierpliwością, a jednocześnie stanowczością i konsekwencj</text:span><text:span text:style-name="T9">ą</text:span><text:span text:style-name="T8"> w stosowaniu ustalonych kryteriów wymagań.</text:span></text:p>
      <text:p text:style-name="P3" loext:marker-style-name="T6"><text:span text:style-name="T8">- W ramach zajęć i zabaw personel ma prawo przytulać dziecko, sadzać je na kolanach, trzymać na rękach, pomagać w wykonywaniu ćwiczeń sprawnościowych, zadań ruchowych, czy manualnych – tylko za zgodą dziecka.</text:span></text:p>
      <text:p text:style-name="P3" loext:marker-style-name="T6"><text:span text:style-name="T8">- W sytuacji zagrożenia wypadkiem, kontuzją personel ma prawo zareagować zdecydowanie ( gwałtownie odsunąć dziecko od źródła zagrożenia, przenieść w bezpieczne miejsce), a następnie, gdy okoliczności pozwolą, wyjaśnić dziecku przyczyny swoich działań.</text:span></text:p>
      <text:p text:style-name="P5" loext:marker-style-name="T6"><text:span text:style-name="T8">- W sytuacji wykonywania czynności pielęgnacyjnych przy dziecku personel dba o komfort</text:span></text:p>
      <text:p text:style-name="P5" loext:marker-style-name="T6"><text:span text:style-name="T8">i bezpieczeństwo dziecka, a same czynności wykonuje bez pośpiechu i w sposób delikatny.</text:span></text:p>
      <text:p text:style-name="P5" loext:marker-style-name="T6"><text:span text:style-name="T8"/></text:p>
      <text:p text:style-name="P3" loext:marker-style-name="T6"><text:span text:style-name="T2">Zachowania i praktyki, które są niedopuszczalne ze strony Pracowników</text:span><text:span text:style-name="T10">:</text:span></text:p>
      <text:p text:style-name="P3" loext:marker-style-name="T6"><text:span text:style-name="T6">- Nie wolno krzyczeć, zawstydzać, upokarzać, lekceważyć i obrażać małoletnich.</text:span><text:span text:style-name="T6"/></text:p>
      <text:p text:style-name="P3" loext:marker-style-name="T6"><text:span text:style-name="T6">- Nie wolno bić, szturchać, popychać ani w jakikolwiek sposób naruszać integralności</text:span><text:span text:style-name="T6"/></text:p>
      <text:p text:style-name="P3" loext:marker-style-name="T6"><text:span text:style-name="T6">fizycznej małoletniego.</text:span><text:span text:style-name="T6"/></text:p>
      <text:p text:style-name="P3" loext:marker-style-name="T6"><text:span text:style-name="T6">- Nie wolno nawiązywać z dzieckiem jakichkolwiek relacji romantycznych lub seksualnych.</text:span><text:span text:style-name="T6"/></text:p>
      <text:p text:style-name="P3" loext:marker-style-name="T6"><text:span text:style-name="T6">Niedozwolone są seksualne komentarze, żarty, gesty oraz udostępnianie dzieciom treści</text:span><text:span text:style-name="T6"/></text:p>
      <text:p text:style-name="P3" loext:marker-style-name="T6"><text:span text:style-name="T6">erotycznych i pornograficznych bez względu na ich formę.</text:span><text:span text:style-name="T6"/></text:p>
      <text:p text:style-name="P3" loext:marker-style-name="T6"><text:span text:style-name="T6">- Nie wolno utrwalać wizerunku dziecka w celach prywatnych czy bez zgody Opiekuna</text:span><text:span text:style-name="T6"/></text:p>
      <text:p text:style-name="P3" loext:marker-style-name="T6"><text:span text:style-name="T6">dziecka. Dotyczy to także umożliwienia osobom trzecim utrwalenia wizerunków dzieci.</text:span><text:span text:style-name="T6"/></text:p>
      <text:p text:style-name="P3" loext:marker-style-name="T6"><text:span text:style-name="T6">- Nie wolno zapraszać dzieci do swojego prywatnego mieszkania/ domu.</text:span><text:span text:style-name="T6"/></text:p>
      <text:p text:style-name="P3" loext:marker-style-name="T6"><text:span text:style-name="T6">- Nie podejmuje się form okazywania niechcianej czułości, niedozwolone jest okazywanie</text:span><text:span text:style-name="T6"/></text:p>
      <text:p text:style-name="P3" loext:marker-style-name="T6"><text:span text:style-name="T6">czułości w miejscach wyizolowanych, np. łazienki, komentowanie rozwoju fizycznego</text:span><text:span text:style-name="T6"/></text:p>
      <text:p text:style-name="P3" loext:marker-style-name="T6"><text:soft-page-break/><text:span text:style-name="T6">małoletniego.</text:span></text:p>
      <text:p text:style-name="P3" loext:marker-style-name="T6"><text:span text:style-name="T6">W każdej wyjątkowej sytuacji wynikającej ze stanu emocjonalnego, potrzeb fizjologicznych,</text:span></text:p>
      <text:p text:style-name="P3" loext:marker-style-name="T6"><text:span text:style-name="T6">choroby dziecka czy nieprzewidzianych wypadków należy poprosić o pomoc, obecność inną</text:span><text:span text:style-name="T6"/></text:p>
      <text:p text:style-name="P3" loext:marker-style-name="T6"><text:span text:style-name="T6">dorosłą osobę jeżeli to możliwe.</text:span><text:span text:style-name="T6"/></text:p>
      <text:p text:style-name="P3" loext:marker-style-name="T6"><text:span text:style-name="T6">Świadek jakiegokolwiek z wyżej opisanych zachowań i/lub sytuacji ze strony innych</text:span><text:span text:style-name="T6"/></text:p>
      <text:p text:style-name="P3" loext:marker-style-name="T6"><text:span text:style-name="T6">dorosłych lub dzieci, zawsze informuje o tym osobę odpowiedzialną i postępuje zgodnie z</text:span><text:span text:style-name="T6"/></text:p>
      <text:p text:style-name="P3" loext:marker-style-name="T6"><text:span text:style-name="T6">obowiązującą procedurą interwencji przyjętą w </text:span><text:span text:style-name="T7">Niepublicznym Punkcie Przedszkolnym Happy Kids. </text:span></text:p>
      <text:p text:style-name="Standard"><text:span text:style-name="T1"/></text:p>
      <text:p text:style-name="P11">Przepisy końcowe:</text:p>
      <text:p text:style-name="P12">Standardy wchodzą w życie na mocy zarządzenia dyrektora przedszkola <text:span text:style-name="T20">Małgorzaty Szygulskiej</text:span>. </text:p>
      <text:p text:style-name="P12">Ze standardami są zapoznani wszyscy pracownicy przedszkola co potwierdzają własnoręcznym podpisem. </text:p>
      <text:p text:style-name="P1"><text:span text:style-name="T11"/></text:p>
      <text:p text:style-name="P2"><text:span text:style-name="Strong_20_Emphasis"><text:span text:style-name="T12">Podstawa prawna:</text:span></text:span></text:p>
      <text:list text:style-name="L1">
        <text:list-item>
          <text:p text:style-name="P13">U. 2023 poz. 1606 USTAWA z dnia 28 lipca 2023 r. o zmianie ustawy – Kodeks rodzinny i opiekuńczy oraz niektórych innych ustaw.</text:p>
        </text:list-item>
        <text:list-item>
          <text:p text:style-name="P13"><text:span text:style-name="Emphasis"><text:span text:style-name="T18">Konstytucja Rp z dnia 2 kwietnia 1997 roku </text:span></text:span>(Dz. U. 1997.78.483) <text:span text:style-name="Emphasis"><text:span text:style-name="T19">za</text:span></text:span><text:span text:style-name="Emphasis"><text:span text:style-name="T18">pisy regulują ochronę Dziecka przed przemocą,wyzyskiem i demoralizacją.</text:span></text:span></text:p>
        </text:list-item>
        <text:list-item>
          <text:p text:style-name="P13"><text:span text:style-name="Emphasis"><text:span text:style-name="T18">KONWENCJA O PRAWACH DZIECKA przyjęta </text:span></text:span>przez <text:span text:style-name="Emphasis"><text:span text:style-name="T18">Zgromadzenie Ogólne </text:span></text:span>Narodów Zjednoczonych dnia <text:span text:style-name="Emphasis"><text:span text:style-name="T18">20 listopada 1989 r. (Dz. </text:span></text:span>z dnia 23 grudnia 1991 <text:span text:style-name="Emphasis"><text:span text:style-name="T18">r.)</text:span></text:span></text:p>
        </text:list-item>
        <text:list-item>
          <text:p text:style-name="P13">Rozporządzenie Rady Ministrów z dnia 6 września 2023 r. w sprawie procedury „Niebieskie Karty” oraz wzorów formularzy „Niebieska Karta”( Dz.U. 2023 poz. 1870).</text:p>
        </text:list-item>
        <text:list-item>
          <text:p text:style-name="P13">Ustawa o przeciwdziałaniu przemocy w rodzinie z dnia 29 lipca 2005 r. (Dz.U. 2005 nr 180 poz. 1493)</text:p>
        </text:list-item>
        <text:list-item>
          <text:p text:style-name="P13">Ustawy z dnia 25 lutego 1964 r. – Kodeks rodzinny i opiekuńczy (Dz. U. 2015.583, t.j.) – zapisy regulujące relację pomiędzy rodzicami a dzieckiem oraz rodzicami i placówką oświatową, a także władzę rodzicielską, kontakty rodzica z dzieckiem i reprezentację dziecka</text:p>
        </text:list-item>
        <text:list-item>
          <text:p text:style-name="P13">Ustawa z dnia 6 czerwca 1997 r. – Kodeks karny (Dz. U. 1997.88.553 z późn. zm.) oraz Ustawa z dnia 6 czerwca 1997 r. – Kodeks postępowania karnego – akty prawne regulujące m.in. interwencję w przypadku popełnienia przestępstwa na szkodę dziecka.</text:p>
        </text:list-item>
        <text:list-item>
          <text:p text:style-name="P13">Ustawa z dnia 26 stycznia 1982 r. – Karta Nauczyciela (Dz.U.2023.0.984 tj.)</text:p>
        </text:list-item>
        <text:list-item>
          <text:p text:style-name="P13">Obwieszczenie Ministra Edukacji Narodowej z dnia 9 lipca 2020 r. w sprawie ogłoszenia jednolitego tekstu rozporządzenia Ministra Edukacji Narodowej w sprawie warunków organizowania kształcenia, wychowania i opieki dla dzieci i młodzieży niepełnosprawnych, niedostosowanych społecznie i zagrożonych niedostosowaniem społecznym (Dz.U. 2020 poz. 1309).</text:p>
        </text:list-item>
        <text:list-item>
          <text:p text:style-name="P13">Ustawa z dnia 14 grudnia 2016 r. – Prawo oświatowe (Dz.U.2023.0.900 t.j.)</text:p>
        </text:list-item>
        <text:list-item>
          <text:p text:style-name="P13">Ustawa o wspieraniu i resocjalizacji nieletnich. <text:s/>(Dz.U. z 2022 r., poz. 1700).</text:p>
        </text:list-item>
        <text:list-item>
          <text:p text:style-name="P13">Kodeksu postępowania karnego – art. 304, Kodeksu karnego – art.162,</text:p>
        </text:list-item>
        <text:list-item>
          <text:p text:style-name="P14">Rozporządzenie Parlamentu Europejskiego i Rady (UE) 2016/679 z dnia 27 kwietnia 2016 r. w sprawie ochrony osób fizycznych w związku z przetwarzaniem danych osobowych i w sprawie swobodnego przepływu takich danych oraz uchylenia dyrektywy 95/46/WE (ogólne rozporządzenie o ochronie danych)</text:p>
        </text:list-item>
      </text:list>
      <text:p text:style-name="P1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5:03:04.759000000</meta:creation-date>
    <dc:date>2025-11-02T16:18:49.096000000</dc:date>
    <meta:editing-duration>PT6H15M44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173" meta:word-count="2156" meta:character-count="16516" meta:non-whitespace-character-count="14493"/>
  </office:meta>
</office:document-meta>
</file>